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TestBean.getInte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AndProjectionTests.projectionWith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gerTestBean.createIte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TestBean.getInte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TestBean.ListTest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ionAndProjectionTests.selectFirstItemInPrimitiv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gerTestBean.get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estBean.SetTest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ionAndProjectionTests.selectLastItemI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ionAndProjectionTests.selectLastItemIn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gerTestBean.IntegerTestBean( Numb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TestBean.create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lectionAndProjectionTests.selectFirstItemI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TestBean.getInte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TestBean.create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ionAndProjectionTests.selectionWithPrimitiv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lectionAndProjectionTests.selectLastItemI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ionAndProjectionTests.selectFirstItemI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TestBean.getCol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AndProjectionTests.projectionWith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lectionAndProjectionTests.selectLastItemInPrimitiv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TestBean.get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Wrapp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AndProjectionTests.selectionWit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ionAndProjectionTests.selectionWith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gerTestBean.creat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gerWrapper.IntegerWrapper( Numb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AndProjectionTests.selectionWithIte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TestBean.Map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ionAndProjectionTests.projectionWithIte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lectionAndProjectionTests.selectionWith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ionAndProjectionTests.selectionWith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ionAndProjectionTests.projectionWith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rayTestBean.ArrayTest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ionAndProjectionTests.selectLastItemI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ionAndProjectionTests.selectFirstItemIn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rableTestBean.getInte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ionAndProjectionTests.selectFirstItemI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rableTestBean.IterableTest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